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font-name="Courier New"/>
    </style:style>
    <style:style style:name="P3" style:family="paragraph" style:parent-style-name="Standard" style:list-style-name="L3"/>
    <style:style style:name="P4" style:family="paragraph" style:parent-style-name="Standard" style:list-style-name="L4"/>
    <style:style style:name="P5" style:family="paragraph" style:parent-style-name="Standard">
      <style:text-properties style:text-underline-style="solid" style:text-underline-width="auto" style:text-underline-color="font-color"/>
    </style:style>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paragraph-properties fo:margin-left="0.4925in" fo:margin-right="0in" fo:text-indent="0in" style:auto-text-indent="false"/>
    </style:style>
    <style:style style:name="P11" style:family="paragraph" style:parent-style-name="Standard">
      <style:paragraph-properties fo:margin-left="0.4925in" fo:margin-right="0in" fo:text-indent="0in" style:auto-text-indent="false"/>
      <style:text-properties style:font-name="Courier New"/>
    </style:style>
    <style:style style:name="P12" style:family="paragraph" style:parent-style-name="Standard">
      <style:paragraph-properties fo:margin-left="0in" fo:margin-right="0in" fo:text-indent="0in" style:auto-text-indent="false"/>
    </style:style>
    <style:style style:name="T1"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odule description.</text:h>
      <text:p text:style-name="Standard">The SPoCA module is composed of 3 programs :</text:p>
      <text:list xml:id="list597289329" text:style-name="L4">
        <text:list-item>
          <text:p text:style-name="P4">spoca.pro which is an IDL procedure. Basically it is just an IDL wrapper to call the 2 other programs, transform pixel cartesian coordinates into HPC coordinates, and do file cleanup.</text:p>
        </text:list-item>
        <text:list-item>
          <text:p text:style-name="P4">bin/SPoCA_HEK.x is a program written in C++. It detects Active Regions (AR) on a pair of images (171 and 195 A) and output the map of AR.</text:p>
        </text:list-item>
        <text:list-item>
          <text:p text:style-name="P4">bin/Tracking_HEK.x is a program written in C++. It uses several maps of AR produced by bin/SPoCA_HEK.x to track an AR trough time.</text:p>
        </text:list-item>
      </text:list>
      <text:p text:style-name="Standard"/>
      <text:h text:style-name="Heading_20_2" text:outline-level="2">Content of the tarball.</text:h>
      <text:list xml:id="list777789407" text:style-name="L3">
        <text:list-item>
          <text:p text:style-name="P3">rob_spoca_0.1.xml and rob_spoca.xml : xml files descibing the module for the pipeline.</text:p>
        </text:list-item>
        <text:list-item>
          <text:p text:style-name="P3">hek.xsd : schema for the xml files above</text:p>
        </text:list-item>
        <text:list-item>
          <text:p text:style-name="P3">spoca.pro : The IDL module (see Module description)</text:p>
        </text:list-item>
        <text:list-item>
          <text:p text:style-name="P3">bin, cgt, classes, dsr, objects, programs, results : folders containing the C++ code (see Module description)</text:p>
        </text:list-item>
        <text:list-item>
          <text:p text:style-name="P3">SPoCA_HEK.mk, Tracking_HEK.mk : make files for the module subprograms (see Module compilation)</text:p>
        </text:list-item>
      </text:list>
      <text:p text:style-name="Standard"/>
      <text:h text:style-name="Heading_20_2" text:outline-level="2">Module compilation.</text:h>
      <text:p text:style-name="P5">spoca.pro : </text:p>
      <text:p text:style-name="Standard">Requisites :</text:p>
      <text:list xml:id="list2111434818" text:style-name="L9">
        <text:list-item>
          <text:p text:style-name="P8">Solar Soft WCS routines</text:p>
        </text:list-item>
      </text:list>
      <text:p text:style-name="Standard">Compilation : </text:p>
      <text:p text:style-name="P10">This procedure can be compiled into a Java-IDL bridge object using the instruction stated in SDO Event Detection System (EDS) API.</text:p>
      <text:p text:style-name="P10"/>
      <text:p text:style-name="Standard">Like suggested in the aforementioned document, we have not compiled the IDL procedure so it can be done on location.</text:p>
      <text:p text:style-name="Standard"/>
      <text:p text:style-name="P5">bin/SPoCA_HEK .x :</text:p>
      <text:p text:style-name="Standard">Requisites :</text:p>
      <text:list xml:id="list1241535509" text:style-name="L7">
        <text:list-item>
          <text:p text:style-name="P6">gcc version 4.4.1</text:p>
        </text:list-item>
        <text:list-item>
          <text:p text:style-name="P6">GNU Make 3.81</text:p>
        </text:list-item>
      </text:list>
      <text:p text:style-name="P12">Compilation :</text:p>
      <text:p text:style-name="P11">make -f SPoCA_HEK.mk</text:p>
      <text:p text:style-name="Standard"/>
      <text:p text:style-name="P5">bin/Tracking_HEK .x :</text:p>
      <text:p text:style-name="Standard">Requisites :</text:p>
      <text:list xml:id="list1646703764" text:style-name="L8">
        <text:list-item>
          <text:p text:style-name="P7">gcc version 4.4.1</text:p>
        </text:list-item>
        <text:list-item>
          <text:p text:style-name="P7">GNU Make 3.81</text:p>
        </text:list-item>
      </text:list>
      <text:p text:style-name="Standard">Compilation :</text:p>
      <text:p text:style-name="P11">make -f Tracking_HEK.mk</text:p>
      <text:p text:style-name="P2"/>
      <text:p text:style-name="Standard"><text:soft-page-break/>Remark : If it is needed to move the executables of SPoCA_HEK .x and Tracking_HEK .x to another folder, their path must be updated in the procedure spoca.pro.</text:p>
      <text:p text:style-name="Standard"/>
      <text:h text:style-name="Heading_20_2" text:outline-level="2">Module Arguments.</text:h>
      <text:p text:style-name="P5">Sun images</text:p>
      <text:p text:style-name="Standard">aia_image1, aia_image2: in, required, type string, aia images filename of wavelength 171 and 195</text:p>
      <text:p text:style-name="Standard"/>
      <text:p text:style-name="P5">Arguments general to all modules <text:span text:style-name="T1">(as specified in the document <text:s/>SDO EDS API)</text:span></text:p>
      <text:p text:style-name="Standard">events: out, required, type string array, see document SDO EDS API</text:p>
      <text:p text:style-name="Standard">write_file: in, optional, type boolean, see document SDO EDS API</text:p>
      <text:p text:style-name="Standard">error: out, required, type string array, see document SDO EDS API</text:p>
      <text:p text:style-name="Standard">imageRejected: out, required, type boolean, see document SDO EDS API</text:p>
      <text:p text:style-name="Standard">status: in/out, required, type struct, see document SDO EDS API</text:p>
      <text:p text:style-name="Standard">runMode: in, required, type string, see document SDO EDS API</text:p>
      <text:p text:style-name="Standard">inputStatusFilename: in, optional, type string, see document SDO EDS API</text:p>
      <text:p text:style-name="Standard">outputStatusFilename: in, required, type string, see document SDO EDS API</text:p>
      <text:p text:style-name="Standard">numActiveEvents: out, required, type integer, see document SDO EDS API</text:p>
      <text:p text:style-name="Standard"/>
      <text:p text:style-name="P5">Arguments specific to the SPoCA module</text:p>
      <text:p text:style-name="Standard">output_directory: in, required, type string, folder where spoca can store temporary files (The modules manage the cleanup of old files) </text:p>
      <text:p text:style-name="Standard"><text:bookmark-start text:name="DDE_LINK"/>write_events_frequency<text:bookmark-end text:name="DDE_LINK"/>: in, required, type integer, number of seconds between events write to the HEK</text:p>
      <text:p text:style-name="Standard">spoca_args_preprocessing: in, optional, type string, type of image preprocessing for spoca</text:p>
      <text:p text:style-name="Standard">spoca_args_numberclasses: in, optional, type string, number of classes for spoca</text:p>
      <text:p text:style-name="Standard">spoca_args_precision: in, optional, type string, precision for spoca</text:p>
      <text:p text:style-name="Standard">tracking_args_deltat: in, optional, type string, maximal time difference between 2 images for tracking</text:p>
      <text:p text:style-name="Standard">tracking_number_images: in, optional, type integer, number of images to track at the same time</text:p>
      <text:p text:style-name="Standard">tracking_overlap: in, optional, type real, proportion of the number of images to overlap between tracking successive run</text:p>
      <text:p text:style-name="Standard"/>
      <text:p text:style-name="Standard">Remark : </text:p>
      <text:list xml:id="list1829203714" text:style-name="L10">
        <text:list-item>
          <text:p text:style-name="P9">output_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9">All sun images files passed to the module must have the same pixel as sun center, and the same radius, otherwise the module will fail. If this is not the case, I must be told, so I can adapt.</text:p>
        </text:list-item>
        <text:list-item>
          <text:p text:style-name="P9">write_events_frequency is the frequency in seconds to which we write events to the HE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njamin </meta:initial-creator>
    <meta:creation-date>2010-03-02T16:08:53</meta:creation-date>
    <meta:generator>OpenOffice.org/3.1$Unix OpenOffice.org_project/310m19$Build-9420</meta:generator>
    <dc:date>2010-03-03T18:49:42</dc:date>
    <dc:creator>benjamin </dc:creator>
    <meta:editing-duration>PT26H40M49S</meta:editing-duration>
    <meta:editing-cycles>8</meta:editing-cycles>
    <meta:document-statistic meta:table-count="0" meta:image-count="0" meta:object-count="0" meta:page-count="2" meta:paragraph-count="57" meta:word-count="621" meta:character-count="3868"/>
  </office:meta>
</office:document-meta>
</file>